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540000026E31D9F5BC394E520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4 : Modèle de l’écoulement parfait d’un fluide <text:s/>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Sonde Pitot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Guyon, Hulin, Petit</text:span><text:span text:style-name="T6"> <text:s/></text:span></text:p>
          </draw:text-box>
        </draw:frame>
        <draw:frame draw:style-name="gr3" draw:text-style-name="P7" draw:layer="layout" svg:width="25.499cm" svg:height="9.788cm" svg:x="1.5cm" svg:y="6.5cm">
          <draw:image xlink:href="Pictures/10000001000006540000026E31D9F5BC394E520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9"><text:span text:style-name="T8">Sccl</text:span></text:p>
                  </text:list-item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6M35S</meta:editing-duration>
    <meta:editing-cycles>19</meta:editing-cycles>
    <meta:generator>LibreOffice/7.2.2.2$MacOSX_X86_64 LibreOffice_project/02b2acce88a210515b4a5bb2e46cbfb63fe97d56</meta:generator>
    <dc:title>Vivid</dc:title>
    <dc:date>2022-06-14T22:40:16.022390915</dc:date>
    <meta:document-statistic meta:object-count="57"/>
  </office:meta>
</office:document-meta>
</file>